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1866in"/>
    </style:style>
    <style:style style:name="co3" style:family="table-column">
      <style:table-column-properties fo:break-before="auto" style:column-width="0.889in"/>
    </style:style>
    <style:style style:name="co4" style:family="table-column">
      <style:table-column-properties fo:break-before="auto" style:column-width="0.4071in"/>
    </style:style>
    <style:style style:name="co5" style:family="table-column">
      <style:table-column-properties fo:break-before="auto" style:column-width="0.2819in"/>
    </style:style>
    <style:style style:name="co6" style:family="table-column">
      <style:table-column-properties fo:break-before="auto" style:column-width="0.2925in"/>
    </style:style>
    <style:style style:name="co7" style:family="table-column">
      <style:table-column-properties fo:break-before="auto" style:column-width="0.23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101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101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1014"/>
        </table:table-row>
        <table:table-row table:style-name="ro1">
          <table:table-cell table:style-name="ce3" office:value-type="string" calcext:value-type="string">
            <text:p>Town Center</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Uncommon</text:p>
          </table:table-cell>
          <table:table-cell table:style-name="ce64" table:formula="of:=VLOOKUP([.E4];[$'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G4];[$'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I4];[$'Classifications (Reference Only)'.$B$2:$'Classifications (Reference Only)'.$C$8];2;0)" office:value-type="float" office:value="2" calcext:value-type="float">
            <text:p>2</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Dock</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7];[$'Classifications (Reference Only)'.$B$2:$'Classifications (Reference Only)'.$C$8];2;0)" office:value-type="float" office:value="2" calcext:value-type="float">
            <text:p>2</text:p>
          </table:table-cell>
          <table:table-cell table:style-name="ce17" table:content-validation-name="val1" office:value-type="string" calcext:value-type="string">
            <text:p>Uncommon</text:p>
          </table:table-cell>
          <table:table-cell table:style-name="ce64" table:formula="of:=VLOOKUP([.G7];[$'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7];[$'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8];[$'Classifications (Reference Only)'.$B$2:$'Classifications (Reference Only)'.$C$8];2;0)" office:value-type="float" office:value="1" calcext:value-type="float">
            <text:p>1</text:p>
          </table:table-cell>
          <table:table-cell table:style-name="ce17" table:content-validation-name="val1" office:value-type="string" calcext:value-type="string">
            <text:p>Impractical</text:p>
          </table:table-cell>
          <table:table-cell table:style-name="ce64" table:formula="of:=VLOOKUP([.I8];[$'Classifications (Reference Only)'.$B$2:$'Classifications (Reference Only)'.$C$8];2;0)" office:value-type="float" office:value="2" calcext:value-type="float">
            <text:p>2</text:p>
          </table:table-cell>
          <table:table-cell table:number-columns-repeated="101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9];[$'Classifications (Reference Only)'.$B$2:$'Classifications (Reference Only)'.$C$8];2;0)" office:value-type="float" office:value="1" calcext:value-type="float">
            <text:p>1</text:p>
          </table:table-cell>
          <table:table-cell table:style-name="ce17" table:content-validation-name="val1" office:value-type="string" calcext:value-type="string">
            <text:p>Impractical</text:p>
          </table:table-cell>
          <table:table-cell table:style-name="ce64" table:formula="of:=VLOOKUP([.G9];[$'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9];[$'Classifications (Reference Only)'.$B$2:$'Classifications (Reference Only)'.$C$8];2;0)" office:value-type="float" office:value="2" calcext:value-type="float">
            <text:p>2</text:p>
          </table:table-cell>
          <table:table-cell table:number-columns-repeated="101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11];[$'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11];[$'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11];[$'Classifications (Reference Only)'.$B$2:$'Classifications (Reference Only)'.$C$8];2;0)" office:value-type="float" office:value="1" calcext:value-type="float">
            <text:p>1</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Barracks</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Common</text:p>
          </table:table-cell>
          <table:table-cell table:style-name="ce64" table:formula="of:=VLOOKUP([.C14];[$'Classifications (Reference Only)'.$B$2:$'Classifications (Reference Only)'.$C$8];2;0)" office:value-type="float" office:value="4" calcext:value-type="float">
            <text:p>4</text:p>
          </table:table-cell>
          <table:table-cell table:style-name="ce17" table:content-validation-name="val1" office:value-type="string" calcext:value-type="string">
            <text:p>Prevalent</text:p>
          </table:table-cell>
          <table:table-cell table:style-name="ce64" table:formula="of:=VLOOKUP([.E14];[$'Classifications (Reference Only)'.$B$2:$'Classifications (Reference Only)'.$C$8];2;0)" office:value-type="float" office:value="1" calcext:value-type="float">
            <text:p>1</text:p>
          </table:table-cell>
          <table:table-cell table:style-name="ce17" table:content-validation-name="val1" office:value-type="string" calcext:value-type="string">
            <text:p>Uncommon</text:p>
          </table:table-cell>
          <table:table-cell table:style-name="ce64" table:formula="of:=VLOOKUP([.G14];[$'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14];[$'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5];[$'Classifications (Reference Only)'.$B$2:$'Classifications (Reference Only)'.$C$8];2;0)" office:value-type="float" office:value="4" calcext:value-type="float">
            <text:p>4</text:p>
          </table:table-cell>
          <table:table-cell table:style-name="ce17" table:content-validation-name="val1" office:value-type="string" calcext:value-type="string">
            <text:p>Uncommon</text:p>
          </table:table-cell>
          <table:table-cell table:style-name="ce64" table:formula="of:=VLOOKUP([.G15];[$'Classifications (Reference Only)'.$B$2:$'Classifications (Reference Only)'.$C$8];2;0)" office:value-type="float" office:value="3" calcext:value-type="float">
            <text:p>3</text:p>
          </table:table-cell>
          <table:table-cell table:style-name="ce17" table:content-validation-name="val1" office:value-type="string" calcext:value-type="string">
            <text:p>Prevalent</text:p>
          </table:table-cell>
          <table:table-cell table:style-name="ce64" table:formula="of:=VLOOKUP([.I15];[$'Classifications (Reference Only)'.$B$2:$'Classifications (Reference Only)'.$C$8];2;0)" office:value-type="float" office:value="1" calcext:value-type="float">
            <text:p>1</text:p>
          </table:table-cell>
          <table:table-cell table:number-columns-repeated="101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16];[$'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G16];[$'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16];[$'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Archery Rang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9];[$'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20];[$'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G20];[$'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0];[$'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21];[$'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21];[$'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I22];[$'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tab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25];[$'Classifications (Reference Only)'.$B$2:$'Classifications (Reference Only)'.$C$8];2;0)" office:value-type="float" office:value="4" calcext:value-type="float">
            <text:p>4</text:p>
          </table:table-cell>
          <table:table-cell table:style-name="ce17" table:content-validation-name="val1" office:value-type="string" calcext:value-type="string">
            <text:p>Uncommon</text:p>
          </table:table-cell>
          <table:table-cell table:style-name="ce64" table:formula="of:=VLOOKUP([.G25];[$'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25];[$'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6];[$'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6];[$'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27];[$'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27];[$'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28];[$'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28];[$'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9];[$'Classifications (Reference Only)'.$B$2:$'Classifications (Reference Only)'.$C$8];2;0)" office:value-type="float" office:value="4" calcext:value-type="float">
            <text:p>4</text:p>
          </table:table-cell>
          <table:table-cell table:style-name="ce17" table:content-validation-name="val1" office:value-type="string" calcext:value-type="string">
            <text:p>Uncommon</text:p>
          </table:table-cell>
          <table:table-cell table:style-name="ce64" table:formula="of:=VLOOKUP([.I29];[$'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Monastery</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Monk/Warrior Priest</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32];[$'Classifications (Reference Only)'.$B$2:$'Classifications (Reference Only)'.$C$8];2;0)" office:value-type="float" office:value="4" calcext:value-type="float">
            <text:p>4</text:p>
          </table:table-cell>
          <table:table-cell table:style-name="ce17" table:content-validation-name="val1" office:value-type="string" calcext:value-type="string">
            <text:p>Uncommon</text:p>
          </table:table-cell>
          <table:table-cell table:style-name="ce64" table:formula="of:=VLOOKUP([.I32];[$'Classifications (Reference Only)'.$B$2:$'Classifications (Reference Only)'.$C$8];2;0)" office:value-type="float" office:value="3" calcext:value-type="float">
            <text:p>3</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iege Workshop</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35];[$'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G35];[$'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35];[$'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36];[$'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I36];[$'Classifications (Reference Only)'.$B$2:$'Classifications (Reference Only)'.$C$8];2;0)" office:value-type="float" office:value="2" calcext:value-type="float">
            <text:p>2</text:p>
          </table:table-cell>
          <table:table-cell table:number-columns-repeated="101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37];[$'Classifications (Reference Only)'.$B$2:$'Classifications (Reference Only)'.$C$8];2;0)" office:value-type="float" office:value="3" calcext:value-type="float">
            <text:p>3</text:p>
          </table:table-cell>
          <table:table-cell table:style-name="ce17" table:content-validation-name="val1" office:value-type="string" calcext:value-type="string">
            <text:p>Prevalent</text:p>
          </table:table-cell>
          <table:table-cell table:style-name="ce64" table:formula="of:=VLOOKUP([.I37];[$'Classifications (Reference Only)'.$B$2:$'Classifications (Reference Only)'.$C$8];2;0)" office:value-type="float" office:value="1" calcext:value-type="float">
            <text:p>1</text:p>
          </table:table-cell>
          <table:table-cell table:number-columns-repeated="101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38];[$'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39];[$'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9];[$'Classifications (Reference Only)'.$B$2:$'Classifications (Reference Only)'.$C$8];2;0)" office:value-type="float" office:value="1" calcext:value-type="float">
            <text:p>1</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Cast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42];[$'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42];[$'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43];[$'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43];[$'Classifications (Reference Only)'.$B$2:$'Classifications (Reference Only)'.$C$8];2;0)" office:value-type="float" office:value="2" calcext:value-type="float">
            <text:p>2</text:p>
          </table:table-cell>
          <table:table-cell table:number-columns-repeated="101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44];[$'Classifications (Reference Only)'.$B$2:$'Classifications (Reference Only)'.$C$8];2;0)" office:value-type="float" office:value="4" calcext:value-type="float">
            <text:p>4</text:p>
          </table:table-cell>
          <table:table-cell table:number-columns-repeated="101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101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1014"/>
        </table:table-row>
        <table:table-row table:style-name="ro1">
          <table:table-cell table:style-name="ce3"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lausible</text:p>
          </table:table-cell>
          <table:table-cell table:style-name="ce64" table:formula="of:=VLOOKUP([.C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48];[$'Classifications (Reference Only)'.$B$2:$'Classifications (Reference Only)'.$C$8];2;0)" office:value-type="float" office:value="1" calcext:value-type="float">
            <text:p>1</text:p>
          </table:table-cell>
          <table:table-cell table:number-columns-repeated="101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49];[$'Classifications (Reference Only)'.$B$2:$'Classifications (Reference Only)'.$C$8];2;0)" office:value-type="float" office:value="3" calcext:value-type="float">
            <text:p>3</text:p>
          </table:table-cell>
          <table:table-cell table:style-name="ce17" table:content-validation-name="val1" office:value-type="string" calcext:value-type="string">
            <text:p>Impractical</text:p>
          </table:table-cell>
          <table:table-cell table:style-name="ce64" table:formula="of:=VLOOKUP([.G49];[$'Classifications (Reference Only)'.$B$2:$'Classifications (Reference Only)'.$C$8];2;0)" office:value-type="float" office:value="2" calcext:value-type="float">
            <text:p>2</text:p>
          </table:table-cell>
          <table:table-cell table:style-name="ce17" table:content-validation-name="val1" office:value-type="string" calcext:value-type="string">
            <text:p>Implausible</text:p>
          </table:table-cell>
          <table:table-cell table:style-name="ce64" table:formula="of:=VLOOKUP([.I49];[$'Classifications (Reference Only)'.$B$2:$'Classifications (Reference Only)'.$C$8];2;0)" office:value-type="float" office:value="1" calcext:value-type="float">
            <text:p>1</text:p>
          </table:table-cell>
          <table:table-cell table:number-columns-repeated="101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50];[$'Classifications (Reference Only)'.$B$2:$'Classifications (Reference Only)'.$C$8];2;0)" office:value-type="float" office:value="4" calcext:value-type="float">
            <text:p>4</text:p>
          </table:table-cell>
          <table:table-cell table:style-name="ce17" table:content-validation-name="val1" office:value-type="string" calcext:value-type="string">
            <text:p>Uncommon</text:p>
          </table:table-cell>
          <table:table-cell table:style-name="ce64" table:formula="of:=VLOOKUP([.I50];[$'Classifications (Reference Only)'.$B$2:$'Classifications (Reference Only)'.$C$8];2;0)" office:value-type="float" office:value="3" calcext:value-type="float">
            <text:p>3</text:p>
          </table:table-cell>
          <table:table-cell table:number-columns-repeated="1014"/>
        </table:table-row>
        <table:table-row table:style-name="ro1">
          <table:table-cell table:style-name="ce3" office:value-type="string" calcext:value-type="string">
            <text:p>F. Church</text:p>
          </table:table-cell>
          <table:table-cell table:style-name="ce3" office:value-type="string" calcext:value-type="string">
            <text:p>Fortified Church Push</text:p>
          </table:table-cell>
          <table:table-cell table:style-name="ce17"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51];[$'Classifications (Reference Only)'.$B$2:$'Classifications (Reference Only)'.$C$8];2;0)" office:value-type="float" office:value="2" calcext:value-type="float">
            <text:p>2</text:p>
          </table:table-cell>
          <table:table-cell table:style-name="ce17" table:content-validation-name="val1" office:value-type="string" calcext:value-type="string">
            <text:p>Implausible</text:p>
          </table:table-cell>
          <table:table-cell table:style-name="ce64" table:formula="of:=VLOOKUP([.I51];[$'Classifications (Reference Only)'.$B$2:$'Classifications (Reference Only)'.$C$8];2;0)" office:value-type="float" office:value="1" calcext:value-type="float">
            <text:p>1</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101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25" calcext:value-type="float" table:number-columns-spanned="2" table:number-rows-spanned="1">
            <text:p>25.00</text:p>
          </table:table-cell>
          <table:covered-table-cell table:style-name="ce34"/>
          <table:table-cell table:style-name="ce91" table:formula="of:=100*[.E54]/SUM([.$C$54:.$I$54])" office:value-type="float" office:value="25" calcext:value-type="float" table:number-columns-spanned="2" table:number-rows-spanned="1">
            <text:p>25.00</text:p>
          </table:table-cell>
          <table:covered-table-cell table:style-name="ce34"/>
          <table:table-cell table:style-name="ce91" table:formula="of:=100*[.G54]/SUM([.$C$54:.$I$54])" office:value-type="float" office:value="25" calcext:value-type="float" table:number-columns-spanned="2" table:number-rows-spanned="1">
            <text:p>25.00</text:p>
          </table:table-cell>
          <table:covered-table-cell table:style-name="ce34"/>
          <table:table-cell table:style-name="ce100" table:formula="of:=100*[.I54]/SUM([.$C$54:.$I$54])"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101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table-cell table:style-name="ce40" table:formula="of:=COUNTIF([.E4:.E50];&quot;&lt;&gt;Impossible&quot;)-COUNTIFS([.E4:.E50];&quot;&lt;&gt;[:alpha:]*&quot;)" office:value-type="float" office:value="14" calcext:value-type="float" table:number-columns-spanned="2" table:number-rows-spanned="1">
            <text:p>14</text:p>
          </table:table-cell>
          <table:covered-table-cell/>
          <table:table-cell table:style-name="ce40" table:formula="of:=COUNTIF([.G4:.G50];&quot;&lt;&gt;Impossible&quot;)-COUNTIFS([.G4:.G50];&quot;&lt;&gt;[:alpha:]*&quot;)" office:value-type="float" office:value="26" calcext:value-type="float" table:number-columns-spanned="2" table:number-rows-spanned="1">
            <text:p>26</text:p>
          </table:table-cell>
          <table:covered-table-cell/>
          <table:table-cell table:style-name="ce76" table:formula="of:=COUNTIF([.I4:.I50];&quot;&lt;&gt;Impossible&quot;)-COUNTIFS([.I4:.I50];&quot;&lt;&gt;[:alpha:]*&quot;)" office:value-type="float" office:value="29" calcext:value-type="float" table:number-columns-spanned="2" table:number-rows-spanned="1">
            <text:p>29</text:p>
          </table:table-cell>
          <table:covered-table-cell table:style-name="ce43"/>
          <table:table-cell table:number-columns-repeated="1014"/>
        </table:table-row>
        <table:table-row table:style-name="ro1">
          <table:table-cell table:style-name="ce10"/>
          <table:table-cell table:style-name="ce47" office:value-type="string" calcext:value-type="string">
            <text:p>Percentage</text:p>
          </table:table-cell>
          <table:table-cell table:style-name="ce92" table:formula="of:=100*[.C62]/SUM([.$C$62:.$I$62])" office:value-type="float" office:value="4.16666666666667" calcext:value-type="float" table:number-columns-spanned="2" table:number-rows-spanned="1">
            <text:p>4.17</text:p>
          </table:table-cell>
          <table:covered-table-cell table:style-name="ce35"/>
          <table:table-cell table:style-name="ce92" table:formula="of:=100*[.E62]/SUM([.$C$62:.$I$62])" office:value-type="float" office:value="19.4444444444444" calcext:value-type="float" table:number-columns-spanned="2" table:number-rows-spanned="1">
            <text:p>19.44</text:p>
          </table:table-cell>
          <table:covered-table-cell table:style-name="ce35"/>
          <table:table-cell table:style-name="ce92" table:formula="of:=100*[.G62]/SUM([.$C$62:.$I$62])" office:value-type="float" office:value="36.1111111111111" calcext:value-type="float" table:number-columns-spanned="2" table:number-rows-spanned="1">
            <text:p>36.11</text:p>
          </table:table-cell>
          <table:covered-table-cell table:style-name="ce35"/>
          <table:table-cell table:style-name="ce100" table:formula="of:=100*[.I62]/SUM([.$C$62:.$I$62])" office:value-type="float" office:value="40.2777777777778" calcext:value-type="float" table:number-columns-spanned="2" table:number-rows-spanned="1">
            <text:p>40.28</text:p>
          </table:table-cell>
          <table:covered-table-cell table:style-name="ce45"/>
          <table:table-cell table:number-columns-repeated="101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101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60]+[.C63])" office:value-type="float" office:value="29.1666666666667" calcext:value-type="float" table:number-columns-spanned="2" table:number-rows-spanned="1">
            <text:p>29.17</text:p>
          </table:table-cell>
          <table:covered-table-cell table:style-name="ce34"/>
          <table:table-cell table:style-name="ce91" table:formula="of:=([.E60]+[.E63])" office:value-type="float" office:value="44.4444444444444" calcext:value-type="float" table:number-columns-spanned="2" table:number-rows-spanned="1">
            <text:p>44.44</text:p>
          </table:table-cell>
          <table:covered-table-cell table:style-name="ce34"/>
          <table:table-cell table:style-name="ce91" table:formula="of:=([.G60]+[.G63])" office:value-type="float" office:value="61.1111111111111" calcext:value-type="float" table:number-columns-spanned="2" table:number-rows-spanned="1">
            <text:p>61.11</text:p>
          </table:table-cell>
          <table:covered-table-cell table:style-name="ce34"/>
          <table:table-cell table:style-name="ce100" table:formula="of:=([.I60]+[.I63])" office:value-type="float" office:value="65.2777777777778" calcext:value-type="float" table:number-columns-spanned="2" table:number-rows-spanned="1">
            <text:p>65.28</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3]-[.C60])" office:value-type="float" office:value="20.8333333333333" calcext:value-type="float" table:number-columns-spanned="2" table:number-rows-spanned="1">
            <text:p>20.83</text:p>
          </table:table-cell>
          <table:covered-table-cell table:style-name="ce34"/>
          <table:table-cell table:style-name="ce91" table:formula="of:=ABS([.E63]-[.E60])" office:value-type="float" office:value="5.55555555555556" calcext:value-type="float" table:number-columns-spanned="2" table:number-rows-spanned="1">
            <text:p>5.56</text:p>
          </table:table-cell>
          <table:covered-table-cell table:style-name="ce34"/>
          <table:table-cell table:style-name="ce91" table:formula="of:=ABS([.G63]-[.G60])" office:value-type="float" office:value="11.1111111111111" calcext:value-type="float" table:number-columns-spanned="2" table:number-rows-spanned="1">
            <text:p>11.11</text:p>
          </table:table-cell>
          <table:covered-table-cell table:style-name="ce34"/>
          <table:table-cell table:style-name="ce100" table:formula="of:=ABS([.I63]-[.I60])" office:value-type="float" office:value="15.2777777777778" calcext:value-type="float" table:number-columns-spanned="2" table:number-rows-spanned="1">
            <text:p>15.28</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6]/[.C65]" office:value-type="float" office:value="0.285714285714286" calcext:value-type="float" table:number-columns-spanned="2" table:number-rows-spanned="1">
            <text:p>0.29</text:p>
          </table:table-cell>
          <table:covered-table-cell table:style-name="ce34"/>
          <table:table-cell table:style-name="ce91" table:formula="of:=1-[.E66]/[.E65]" office:value-type="float" office:value="0.875" calcext:value-type="float" table:number-columns-spanned="2" table:number-rows-spanned="1">
            <text:p>0.88</text:p>
          </table:table-cell>
          <table:covered-table-cell table:style-name="ce34"/>
          <table:table-cell table:style-name="ce91" table:formula="of:=1-[.G66]/[.G65]" office:value-type="float" office:value="0.818181818181818" calcext:value-type="float" table:number-columns-spanned="2" table:number-rows-spanned="1">
            <text:p>0.82</text:p>
          </table:table-cell>
          <table:covered-table-cell table:style-name="ce34"/>
          <table:table-cell table:style-name="ce100" table:formula="of:=1-[.I66]/[.I65]" office:value-type="float" office:value="0.765957446808511" calcext:value-type="float" table:number-columns-spanned="2" table:number-rows-spanned="1">
            <text:p>0.77</text:p>
          </table:table-cell>
          <table:covered-table-cell table:style-name="ce45"/>
          <table:table-cell table:number-columns-repeated="101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101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34" calcext:value-type="float" table:number-columns-spanned="2" table:number-rows-spanned="1">
            <text:p>34.00</text:p>
          </table:table-cell>
          <table:covered-table-cell table:style-name="ce34"/>
          <table:table-cell table:style-name="ce91" table:formula="of:=SUM([.H4:.H50])" office:value-type="float" office:value="75" calcext:value-type="float" table:number-columns-spanned="2" table:number-rows-spanned="1">
            <text:p>75.00</text:p>
          </table:table-cell>
          <table:covered-table-cell table:style-name="ce34"/>
          <table:table-cell table:style-name="ce100" table:formula="of:=SUM([.J4:.J50])" office:value-type="float" office:value="78" calcext:value-type="float" table:number-columns-spanned="2" table:number-rows-spanned="1">
            <text:p>78.00</text:p>
          </table:table-cell>
          <table:covered-table-cell table:style-name="ce45"/>
          <table:table-cell table:number-columns-repeated="101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9]*[.C67]" office:value-type="float" office:value="1.71428571428571" calcext:value-type="float" table:number-columns-spanned="2" table:number-rows-spanned="1">
            <text:p>1.71</text:p>
          </table:table-cell>
          <table:covered-table-cell table:style-name="ce34"/>
          <table:table-cell table:style-name="ce91" table:formula="of:=[.E69]*[.E67]" office:value-type="float" office:value="29.75" calcext:value-type="float" table:number-columns-spanned="2" table:number-rows-spanned="1">
            <text:p>29.75</text:p>
          </table:table-cell>
          <table:covered-table-cell table:style-name="ce34"/>
          <table:table-cell table:style-name="ce91" table:formula="of:=[.G69]*[.G67]" office:value-type="float" office:value="61.3636363636364" calcext:value-type="float" table:number-columns-spanned="2" table:number-rows-spanned="1">
            <text:p>61.36</text:p>
          </table:table-cell>
          <table:covered-table-cell table:style-name="ce34"/>
          <table:table-cell table:style-name="ce100" table:formula="of:=[.I69]*[.I67]" office:value-type="float" office:value="59.7446808510638" calcext:value-type="float" table:number-columns-spanned="2" table:number-rows-spanned="1">
            <text:p>59.74</text:p>
          </table:table-cell>
          <table:covered-table-cell table:style-name="ce45"/>
          <table:table-cell table:number-columns-repeated="101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152.572602928986" calcext:value-type="float" table:number-columns-spanned="8" table:number-rows-spanned="1">
            <text:p>152.57</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4">
          <table:table-cell table:number-columns-repeated="1024"/>
        </table:table-row>
        <table:table-row table:style-name="ro1">
          <table:table-cell table:number-columns-repeated="1024"/>
        </table:table-row>
      </table:table>
      <table:table table:name="Classifications (Reference Only)" table:style-name="ta1">
        <office:forms form:automatic-focus="false" form:apply-design-mode="false"/>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office:forms form:automatic-focus="false" form:apply-design-mode="false"/>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June 2023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D:/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D:/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D:/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D:/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D:/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D:/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D:/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D:/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D:/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D:/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D:/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D:/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D:/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D:/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D:/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D:/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D:/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D:/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D:/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D:/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D:/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D:/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D:/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D:/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D:/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D:/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D:/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D:/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D:/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D:/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D:/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D:/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D:/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D:/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D:/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D:/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D:/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D:/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D:/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D:/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D:/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D:/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D:/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D:/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D:/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D:/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D:/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D:/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D:/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D:/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D:/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D:/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D:/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D:/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D:/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D:/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D:/TechChariot_6.19.23_Arabi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5" calcext:value-type="float" table:number-columns-spanned="2" table:number-rows-spanned="1">
            <text:p>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30" calcext:value-type="float" table:number-columns-spanned="2" table:number-rows-spanned="1">
            <text:p>30.00</text:p>
          </table:table-cell>
          <table:covered-table-cell table:style-name="ce34"/>
          <table:table-cell table:style-name="ce100" table:formula="of:=100*[.I53]/SUM([.$C$53:.$I$53])" office:value-type="float" office:value="40" calcext:value-type="float" table:number-columns-spanned="2" table:number-rows-spanned="1">
            <text:p>4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10" calcext:value-type="float" table:number-columns-spanned="2" table:number-rows-spanned="1">
            <text:p>10.00</text:p>
          </table:table-cell>
          <table:covered-table-cell table:style-name="ce34"/>
          <table:table-cell table:style-name="ce91" table:formula="of:=([.E59]+[.E62])" office:value-type="float" office:value="41.6666666666667" calcext:value-type="float" table:number-columns-spanned="2" table:number-rows-spanned="1">
            <text:p>41.67</text:p>
          </table:table-cell>
          <table:covered-table-cell table:style-name="ce34"/>
          <table:table-cell table:style-name="ce91" table:formula="of:=([.G59]+[.G62])" office:value-type="float" office:value="66.6666666666667" calcext:value-type="float" table:number-columns-spanned="2" table:number-rows-spanned="1">
            <text:p>66.67</text:p>
          </table:table-cell>
          <table:covered-table-cell table:style-name="ce34"/>
          <table:table-cell table:style-name="ce100" table:formula="of:=([.I59]+[.I62])" office:value-type="float" office:value="81.6666666666667" calcext:value-type="float" table:number-columns-spanned="2" table:number-rows-spanned="1">
            <text:p>8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0" calcext:value-type="float" table:number-columns-spanned="2" table:number-rows-spanned="1">
            <text:p>0.00</text:p>
          </table:table-cell>
          <table:covered-table-cell table:style-name="ce34"/>
          <table:table-cell table:style-name="ce91" table:formula="of:=ABS([.E62]-[.E59])" office:value-type="float" office:value="8.33333333333333" calcext:value-type="float" table:number-columns-spanned="2" table:number-rows-spanned="1">
            <text:p>8.33</text:p>
          </table:table-cell>
          <table:covered-table-cell table:style-name="ce34"/>
          <table:table-cell table:style-name="ce91" table:formula="of:=ABS([.G62]-[.G59])" office:value-type="float" office:value="6.66666666666666" calcext:value-type="float" table:number-columns-spanned="2" table:number-rows-spanned="1">
            <text:p>6.67</text:p>
          </table:table-cell>
          <table:covered-table-cell table:style-name="ce34"/>
          <table:table-cell table:style-name="ce100" table:formula="of:=ABS([.I62]-[.I59])" office:value-type="float" office:value="1.66666666666666" calcext:value-type="float" table:number-columns-spanned="2" table:number-rows-spanned="1">
            <text:p>1.67</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1" calcext:value-type="float" table:number-columns-spanned="2" table:number-rows-spanned="1">
            <text:p>1.00</text:p>
          </table:table-cell>
          <table:covered-table-cell table:style-name="ce34"/>
          <table:table-cell table:style-name="ce91" table:formula="of:=1-[.E65]/[.E64]" office:value-type="float" office:value="0.8" calcext:value-type="float" table:number-columns-spanned="2" table:number-rows-spanned="1">
            <text:p>0.80</text:p>
          </table:table-cell>
          <table:covered-table-cell table:style-name="ce34"/>
          <table:table-cell table:style-name="ce91" table:formula="of:=1-[.G65]/[.G64]" office:value-type="float" office:value="0.9" calcext:value-type="float" table:number-columns-spanned="2" table:number-rows-spanned="1">
            <text:p>0.90</text:p>
          </table:table-cell>
          <table:covered-table-cell table:style-name="ce34"/>
          <table:table-cell table:style-name="ce100" table:formula="of:=1-[.I65]/[.I64]" office:value-type="float" office:value="0.979591836734694" calcext:value-type="float" table:number-columns-spanned="2" table:number-rows-spanned="1">
            <text:p>0.98</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9" calcext:value-type="float" table:number-columns-spanned="2" table:number-rows-spanned="1">
            <text:p>9.00</text:p>
          </table:table-cell>
          <table:covered-table-cell table:style-name="ce34"/>
          <table:table-cell table:style-name="ce91" table:formula="of:=SUM([.F4:.F50])" office:value-type="float" office:value="27" calcext:value-type="float" table:number-columns-spanned="2" table:number-rows-spanned="1">
            <text:p>27.00</text:p>
          </table:table-cell>
          <table:covered-table-cell table:style-name="ce34"/>
          <table:table-cell table:style-name="ce91" table:formula="of:=SUM([.H4:.H50])" office:value-type="float" office:value="54" calcext:value-type="float" table:number-columns-spanned="2" table:number-rows-spanned="1">
            <text:p>54.00</text:p>
          </table:table-cell>
          <table:covered-table-cell table:style-name="ce34"/>
          <table:table-cell table:style-name="ce100" table:formula="of:=SUM([.J4:.J50])" office:value-type="float" office:value="66" calcext:value-type="float" table:number-columns-spanned="2" table:number-rows-spanned="1">
            <text:p>66.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4"/>
          <table:table-cell table:style-name="ce91" table:formula="of:=[.E68]*[.E66]" office:value-type="float" office:value="21.6" calcext:value-type="float" table:number-columns-spanned="2" table:number-rows-spanned="1">
            <text:p>21.60</text:p>
          </table:table-cell>
          <table:covered-table-cell table:style-name="ce34"/>
          <table:table-cell table:style-name="ce91" table:formula="of:=[.G68]*[.G66]" office:value-type="float" office:value="48.6" calcext:value-type="float" table:number-columns-spanned="2" table:number-rows-spanned="1">
            <text:p>48.60</text:p>
          </table:table-cell>
          <table:covered-table-cell table:style-name="ce34"/>
          <table:table-cell table:style-name="ce100" table:formula="of:=[.I68]*[.I66]" office:value-type="float" office:value="64.6530612244898" calcext:value-type="float" table:number-columns-spanned="2" table:number-rows-spanned="1">
            <text:p>64.6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June 2023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D:/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D:/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D:/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D:/TechChariot_6.19.23_Aren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D:/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D:/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D:/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D:/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D:/TechChariot_6.19.23_Aren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D:/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D:/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D:/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D:/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D:/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D:/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D:/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D:/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D:/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D:/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D:/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D:/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D:/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D:/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D:/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D:/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D:/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D:/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D:/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D:/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D:/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D:/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D:/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D:/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D:/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D:/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D:/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D:/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D:/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D:/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D:/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D:/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D:/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D:/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D:/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D:/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D:/TechChariot_6.19.23_Aren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D:/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D:/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D:/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D:/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D:/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D:/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D:/TechChariot_6.19.23_Aren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D:/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D:/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D:/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D:/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D:/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D:/TechChariot_6.19.23_Arena_1v1_Competitivity.ods'#$Classifications.$B$2:.$C$8];2;0)" office:value-type="float" office:value="3" calcext:value-type="float">
            <text:p>3</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D:/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D:/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D:/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D:/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D:/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D:/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D:/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D:/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D:/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D:/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D:/TechChariot_6.19.23_Aren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5" calcext:value-type="float" table:number-columns-spanned="2" table:number-rows-spanned="1">
            <text:p>5</text:p>
          </table:table-cell>
          <table:covered-table-cell table:style-name="ce17"/>
          <table:table-cell table:style-name="ce59" office:value-type="float" office:value="45" calcext:value-type="float" table:number-columns-spanned="2" table:number-rows-spanned="1">
            <text:p>4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5" calcext:value-type="float" table:number-columns-spanned="2" table:number-rows-spanned="1">
            <text:p>5.00</text:p>
          </table:table-cell>
          <table:covered-table-cell table:style-name="ce34"/>
          <table:table-cell table:style-name="ce91" table:formula="of:=100*[.G53]/SUM([.$C$53:.$I$53])" office:value-type="float" office:value="45" calcext:value-type="float" table:number-columns-spanned="2" table:number-rows-spanned="1">
            <text:p>45.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5" calcext:value-type="float" table:number-columns-spanned="2" table:number-rows-spanned="1">
            <text:p>5.00</text:p>
          </table:table-cell>
          <table:covered-table-cell table:style-name="ce34"/>
          <table:table-cell table:style-name="ce91" table:formula="of:=([.E59]+[.E62])" office:value-type="float" office:value="21.6666666666667" calcext:value-type="float" table:number-columns-spanned="2" table:number-rows-spanned="1">
            <text:p>21.67</text:p>
          </table:table-cell>
          <table:covered-table-cell table:style-name="ce34"/>
          <table:table-cell table:style-name="ce91" table:formula="of:=([.G59]+[.G62])" office:value-type="float" office:value="81.6666666666667" calcext:value-type="float" table:number-columns-spanned="2" table:number-rows-spanned="1">
            <text:p>81.67</text:p>
          </table:table-cell>
          <table:covered-table-cell table:style-name="ce34"/>
          <table:table-cell table:style-name="ce100" table:formula="of:=([.I59]+[.I62])" office:value-type="float" office:value="91.6666666666667" calcext:value-type="float" table:number-columns-spanned="2" table:number-rows-spanned="1">
            <text:p>9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5" calcext:value-type="float" table:number-columns-spanned="2" table:number-rows-spanned="1">
            <text:p>5.00</text:p>
          </table:table-cell>
          <table:covered-table-cell table:style-name="ce34"/>
          <table:table-cell table:style-name="ce91" table:formula="of:=ABS([.E62]-[.E59])" office:value-type="float" office:value="11.6666666666667" calcext:value-type="float" table:number-columns-spanned="2" table:number-rows-spanned="1">
            <text:p>11.67</text:p>
          </table:table-cell>
          <table:covered-table-cell table:style-name="ce34"/>
          <table:table-cell table:style-name="ce91" table:formula="of:=ABS([.G62]-[.G59])" office:value-type="float" office:value="8.33333333333334" calcext:value-type="float" table:number-columns-spanned="2" table:number-rows-spanned="1">
            <text:p>8.33</text:p>
          </table:table-cell>
          <table:covered-table-cell table:style-name="ce34"/>
          <table:table-cell table:style-name="ce100" table:formula="of:=ABS([.I62]-[.I59])" office:value-type="float" office:value="8.33333333333334" calcext:value-type="float" table:number-columns-spanned="2" table:number-rows-spanned="1">
            <text:p>8.33</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461538461538462" calcext:value-type="float" table:number-columns-spanned="2" table:number-rows-spanned="1">
            <text:p>0.46</text:p>
          </table:table-cell>
          <table:covered-table-cell table:style-name="ce34"/>
          <table:table-cell table:style-name="ce91" table:formula="of:=1-[.G65]/[.G64]" office:value-type="float" office:value="0.897959183673469" calcext:value-type="float" table:number-columns-spanned="2" table:number-rows-spanned="1">
            <text:p>0.90</text:p>
          </table:table-cell>
          <table:covered-table-cell table:style-name="ce34"/>
          <table:table-cell table:style-name="ce100" table:formula="of:=1-[.I65]/[.I64]" office:value-type="float" office:value="0.909090909090909" calcext:value-type="float" table:number-columns-spanned="2" table:number-rows-spanned="1">
            <text:p>0.91</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3" calcext:value-type="float" table:number-columns-spanned="2" table:number-rows-spanned="1">
            <text:p>3.00</text:p>
          </table:table-cell>
          <table:covered-table-cell table:style-name="ce34"/>
          <table:table-cell table:style-name="ce91" table:formula="of:=SUM([.F4:.F50])" office:value-type="float" office:value="15" calcext:value-type="float" table:number-columns-spanned="2" table:number-rows-spanned="1">
            <text:p>15.00</text:p>
          </table:table-cell>
          <table:covered-table-cell table:style-name="ce34"/>
          <table:table-cell table:style-name="ce91" table:formula="of:=SUM([.H4:.H50])" office:value-type="float" office:value="64" calcext:value-type="float" table:number-columns-spanned="2" table:number-rows-spanned="1">
            <text:p>64.00</text:p>
          </table:table-cell>
          <table:covered-table-cell table:style-name="ce34"/>
          <table:table-cell table:style-name="ce100" table:formula="of:=SUM([.J4:.J50])" office:value-type="float" office:value="71" calcext:value-type="float" table:number-columns-spanned="2" table:number-rows-spanned="1">
            <text:p>71.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6.92307692307692" calcext:value-type="float" table:number-columns-spanned="2" table:number-rows-spanned="1">
            <text:p>6.92</text:p>
          </table:table-cell>
          <table:covered-table-cell table:style-name="ce34"/>
          <table:table-cell table:style-name="ce91" table:formula="of:=[.G68]*[.G66]" office:value-type="float" office:value="57.469387755102" calcext:value-type="float" table:number-columns-spanned="2" table:number-rows-spanned="1">
            <text:p>57.47</text:p>
          </table:table-cell>
          <table:covered-table-cell table:style-name="ce34"/>
          <table:table-cell table:style-name="ce100" table:formula="of:=[.I68]*[.I66]" office:value-type="float" office:value="64.5454545454546" calcext:value-type="float" table:number-columns-spanned="2" table:number-rows-spanned="1">
            <text:p>64.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June 2023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D:/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D:/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D:/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D:/TechChariot_6.19.23_Nomad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D:/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D:/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D:/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D:/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D:/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D:/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D:/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D:/TechChariot_6.19.23_Nomad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D:/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D:/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D:/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D:/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D:/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D:/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D:/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D:/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D:/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D:/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D:/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D:/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D:/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D:/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D:/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D:/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D:/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D:/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D:/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D:/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D:/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D:/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D:/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D:/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D:/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D:/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D:/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D:/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D:/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D:/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D:/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D:/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D:/TechChariot_6.19.23_Nomad_1v1_Competitivity.ods'#$Classifications.$B$2:.$C$8];2;0)" office:value-type="float" office:value="2" calcext:value-type="float">
            <text:p>2</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D:/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D:/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D:/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D:/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D:/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D:/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D:/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D:/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D:/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D:/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D:/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D:/TechChariot_6.19.23_Nomad_1v1_Competitivity.ods'#$Classifications.$B$2:.$C$8];2;0)" office:value-type="float" office:value="1" calcext:value-type="float">
            <text:p>1</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0" calcext:value-type="float" table:number-columns-spanned="2" table:number-rows-spanned="1">
            <text:p>0</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0" calcext:value-type="float" table:number-columns-spanned="2" table:number-rows-spanned="1">
            <text:p>0.00</text:p>
          </table:table-cell>
          <table:covered-table-cell table:style-name="ce34"/>
          <table:table-cell table:style-name="ce91" table:formula="of:=100*[.G53]/SUM([.$C$53:.$I$53])" office:value-type="float" office:value="50" calcext:value-type="float" table:number-columns-spanned="2" table:number-rows-spanned="1">
            <text:p>50.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5"/>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5"/>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35"/>
          <table:table-cell table:style-name="ce92" table:formula="of:=100*[.E61]/SUM([.$C$61:.$I$61])" office:value-type="float" office:value="19.1176470588235" calcext:value-type="float" table:number-columns-spanned="2" table:number-rows-spanned="1">
            <text:p>19.12</text:p>
          </table:table-cell>
          <table:covered-table-cell table:style-name="ce35"/>
          <table:table-cell table:style-name="ce92" table:formula="of:=100*[.G61]/SUM([.$C$61:.$I$61])" office:value-type="float" office:value="35.2941176470588" calcext:value-type="float" table:number-columns-spanned="2" table:number-rows-spanned="1">
            <text:p>35.29</text:p>
          </table:table-cell>
          <table:covered-table-cell table:style-name="ce35"/>
          <table:table-cell table:style-name="ce100" table:formula="of:=100*[.I61]/SUM([.$C$61:.$I$61])" office:value-type="float" office:value="41.1764705882353" calcext:value-type="float" table:number-columns-spanned="2" table:number-rows-spanned="1">
            <text:p>41.18</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4.41176470588235" calcext:value-type="float" table:number-columns-spanned="2" table:number-rows-spanned="1">
            <text:p>4.41</text:p>
          </table:table-cell>
          <table:covered-table-cell table:style-name="ce34"/>
          <table:table-cell table:style-name="ce91" table:formula="of:=([.E59]+[.E62])" office:value-type="float" office:value="19.1176470588235" calcext:value-type="float" table:number-columns-spanned="2" table:number-rows-spanned="1">
            <text:p>19.12</text:p>
          </table:table-cell>
          <table:covered-table-cell table:style-name="ce34"/>
          <table:table-cell table:style-name="ce91" table:formula="of:=([.G59]+[.G62])" office:value-type="float" office:value="85.2941176470588" calcext:value-type="float" table:number-columns-spanned="2" table:number-rows-spanned="1">
            <text:p>85.29</text:p>
          </table:table-cell>
          <table:covered-table-cell table:style-name="ce34"/>
          <table:table-cell table:style-name="ce100" table:formula="of:=([.I59]+[.I62])" office:value-type="float" office:value="91.1764705882353" calcext:value-type="float" table:number-columns-spanned="2" table:number-rows-spanned="1">
            <text:p>91.18</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4.41176470588235" calcext:value-type="float" table:number-columns-spanned="2" table:number-rows-spanned="1">
            <text:p>4.41</text:p>
          </table:table-cell>
          <table:covered-table-cell table:style-name="ce34"/>
          <table:table-cell table:style-name="ce91" table:formula="of:=ABS([.E62]-[.E59])" office:value-type="float" office:value="19.1176470588235" calcext:value-type="float" table:number-columns-spanned="2" table:number-rows-spanned="1">
            <text:p>19.12</text:p>
          </table:table-cell>
          <table:covered-table-cell table:style-name="ce34"/>
          <table:table-cell table:style-name="ce91" table:formula="of:=ABS([.G62]-[.G59])" office:value-type="float" office:value="14.7058823529412" calcext:value-type="float" table:number-columns-spanned="2" table:number-rows-spanned="1">
            <text:p>14.71</text:p>
          </table:table-cell>
          <table:covered-table-cell table:style-name="ce34"/>
          <table:table-cell table:style-name="ce100" table:formula="of:=ABS([.I62]-[.I59])" office:value-type="float" office:value="8.8235294117647" calcext:value-type="float" table:number-columns-spanned="2" table:number-rows-spanned="1">
            <text:p>8.82</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827586206896552" calcext:value-type="float" table:number-columns-spanned="2" table:number-rows-spanned="1">
            <text:p>0.83</text:p>
          </table:table-cell>
          <table:covered-table-cell table:style-name="ce34"/>
          <table:table-cell table:style-name="ce100" table:formula="of:=1-[.I65]/[.I64]" office:value-type="float" office:value="0.903225806451613" calcext:value-type="float" table:number-columns-spanned="2" table:number-rows-spanned="1">
            <text:p>0.90</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29" calcext:value-type="float" table:number-columns-spanned="2" table:number-rows-spanned="1">
            <text:p>29.00</text:p>
          </table:table-cell>
          <table:covered-table-cell table:style-name="ce34"/>
          <table:table-cell table:style-name="ce91" table:formula="of:=SUM([.H4:.H50])" office:value-type="float" office:value="52" calcext:value-type="float" table:number-columns-spanned="2" table:number-rows-spanned="1">
            <text:p>52.00</text:p>
          </table:table-cell>
          <table:covered-table-cell table:style-name="ce34"/>
          <table:table-cell table:style-name="ce100" table:formula="of:=SUM([.J4:.J50])" office:value-type="float" office:value="77" calcext:value-type="float" table:number-columns-spanned="2" table:number-rows-spanned="1">
            <text:p>77.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43.0344827586207" calcext:value-type="float" table:number-columns-spanned="2" table:number-rows-spanned="1">
            <text:p>43.03</text:p>
          </table:table-cell>
          <table:covered-table-cell table:style-name="ce34"/>
          <table:table-cell table:style-name="ce100" table:formula="of:=[.I68]*[.I66]" office:value-type="float" office:value="69.5483870967742" calcext:value-type="float" table:number-columns-spanned="2" table:number-rows-spanned="1">
            <text:p>69.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D:/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D:/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D:/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05T21:47:59.549000000</dc:date>
    <meta:editing-duration>P2DT10H4M55S</meta:editing-duration>
    <meta:editing-cycles>100</meta:editing-cycles>
    <meta:generator>LibreOffice/7.3.5.2$Windows_X86_64 LibreOffice_project/184fe81b8c8c30d8b5082578aee2fed2ea847c01</meta:generator>
    <meta:document-statistic meta:table-count="6" meta:cell-count="1635" meta:object-count="0"/>
  </office:meta>
</office:document-meta>
</file>